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318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1" fo:font-size="10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.318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Arial1" fo:font-size="10.5pt" fo:letter-spacing="normal" fo:font-style="normal" fo:font-weight="bold"/>
    </style:style>
    <style:style style:name="P3" style:family="paragraph" style:parent-style-name="Text_20_body">
      <style:paragraph-properties fo:margin-left="0cm" fo:margin-right="0cm" fo:margin-top="0.318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1" fo:font-size="10.5pt" fo:letter-spacing="normal" fo:font-style="normal" fo:font-weight="bold" style:font-weight-asian="bold" style:font-weight-complex="bold"/>
    </style:style>
    <style:style style:name="P4" style:family="paragraph" style:parent-style-name="Text_20_body">
      <style:paragraph-properties fo:margin-left="0cm" fo:margin-right="0cm" fo:margin-top="0.318cm" fo:margin-bottom="0cm" fo:text-align="justify" style:justify-single-word="false" fo:orphans="2" fo:widows="2" fo:text-indent="0cm" style:auto-text-indent="false" fo:padding="0cm" fo:border="none"/>
    </style:style>
    <style:style style:name="P5" style:family="paragraph" style:parent-style-name="Text_20_body">
      <style:text-properties style:text-underline-style="solid" style:text-underline-width="auto" style:text-underline-color="font-color"/>
    </style:style>
    <style:style style:name="P6" style:family="paragraph" style:parent-style-name="Text_20_body">
      <style:text-properties style:font-name="Arial" fo:font-size="10.5pt" style:font-size-asian="10.5pt" style:font-size-complex="10.5pt"/>
    </style:style>
    <style:style style:name="P7" style:family="paragraph" style:parent-style-name="Text_20_body">
      <style:paragraph-properties fo:margin-left="0cm" fo:margin-right="0cm" fo:margin-top="0.318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.5pt" fo:letter-spacing="normal" fo:font-style="normal" fo:font-weight="normal" style:font-size-asian="10.5pt" style:font-size-complex="10.5pt"/>
    </style:style>
    <style:style style:name="P8" style:family="paragraph" style:parent-style-name="Text_20_body">
      <style:paragraph-properties fo:margin-left="0cm" fo:margin-right="0cm" fo:margin-top="0.318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1" fo:font-size="10.5pt" fo:letter-spacing="normal" fo:font-style="normal" fo:font-weight="bold" style:font-weight-asian="bold" style:font-weight-complex="bold"/>
    </style:style>
    <style:style style:name="T1" style:family="text">
      <style:text-properties fo:font-variant="normal" fo:text-transform="none" fo:color="#000000" style:font-name="Arial" fo:font-size="10.5pt" fo:letter-spacing="normal" fo:font-style="normal" fo:font-weight="normal" style:font-size-asian="10.5pt" style:font-size-complex="10.5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Arial" fo:font-size="10.5pt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sz zespół</text:p>
      <text:p text:style-name="P1">Bazując na doświadczeniu i wiedzy założycieli Agencji Pośrednictwa Pracy Winckler Personal, codziennie dajemy z siebie wszystko, aby kompleksowo wesprzeć naszych kontrahentów.</text:p>
      <text:p text:style-name="P1">Nasza siedziba mieści się w Warszawie. Doskonale przeszkoleni konsultanci regularnie przeprowadzają dla wymagających klientów projekty rekrutacyjne o zasięgu ogólnopolskim.</text:p>
      <text:p text:style-name="P1">Nasz zespół jest świadomy tego, jak dużą odpowiedzialność ponosi zarówno przed pracownikami, jak i pracodawcami, dlatego z pełnym zaangażowaniem, nieustannie szukamy nowoczesnych rozwiązań, gwarantujących zadowolenie każdej ze stron.</text:p>
      <text:p text:style-name="P1">Świadczymy usługi w sektorach prywatnym i publicznym, realizując projekty do pracy stałej oraz <text:s/>tymczasowej.</text:p>
      <text:p text:style-name="P1">Dbamy także o regularne kontakty z naszymi kontrahentami, gdyż są one ważnym czynnikiem dla budowy wzajemnego zaufania.</text:p>
      <text:p text:style-name="P2">Jesteśmy do Pańskiej dyspozycji!</text:p>
      <text:p text:style-name="P1"/>
      <text:p text:style-name="P3">ZDJĘCIĘ (treść pojawi się wkrótce)</text:p>
      <text:p text:style-name="P3">ZDJĘCIĘ (treść pojawi się wkrótce)</text:p>
      <text:p text:style-name="P3">ZDJĘCIĘ (treść pojawi się wkrótce)</text:p>
      <text:p text:style-name="P3"/>
      <text:p text:style-name="P4"><text:span text:style-name="T1">W 2013 roku Winckler Personal znalazł się w gronie firm wyróżnionych </text:span><text:span text:style-name="Strong_20_Emphasis"><text:span text:style-name="T3">Certyfikatem Rzetelności</text:span></text:span><text:span text:style-name="T3"> czyli najbardziej aktualną informacją o solidności i wypłacalności firmy. </text:span></text:p>
      <text:p text:style-name="P7">Program RZETELNA Firma powstał z myślą o firmach, które chcą pokazać, że działają zgodnie z zasadami etyki w biznesie. Celem programu jest wspieranie przedsiębiorstw, biorących w nim udział, w budowaniu reputacji, wzmocnieniu pozytywnego wizerunku oraz wyróżnieniu spośród konkurencji.</text:p>
      <text:p text:style-name="P7"/>
      <text:p text:style-name="P6">Certyfikat Rzetelności to świadectwo wiarygodności, transparentności i rzetelności płatniczej danej firmy. Certyfikat Winckler Personal dostępny jest <text:span text:style-name="T2">tutaj.</text:span></text:p>
      <text:p text:style-name="P5"/>
      <text:p text:style-name="P5">(po kliknięciu na "tutaj" otwiera się nam Certyfikat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6M29S</meta:editing-duration>
    <meta:editing-cycles>12</meta:editing-cycles>
    <meta:generator>OpenOffice.org/3.3$Win32 OpenOffice.org_project/330m20$Build-9567</meta:generator>
    <dc:date>2013-09-22T14:01:08.92</dc:date>
    <dc:creator>admin admin</dc:creator>
    <meta:document-statistic meta:table-count="0" meta:image-count="0" meta:object-count="0" meta:page-count="1" meta:paragraph-count="14" meta:word-count="205" meta:character-count="1614"/>
    <meta:user-defined meta:name="Info 1"/>
    <meta:user-defined meta:name="Info 2"/>
    <meta:user-defined meta:name="Info 3"/>
    <meta:user-defined meta:name="Info 4"/>
  </office:meta>
</office:document-meta>
</file>